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</office:automatic-styles>
  <office:body>
    <office:text>
      <text:p text:style-name="P1"><text:span text:style-name="T1_1">sometime</text:span><text:span text:style-name="T1_2"><text:s/></text:span><text:span text:style-name="T1_3">saturday</text:span><text:span text:style-name="T1_4"><text:s/>-<text:s/></text:span><text:span text:style-name="T1_5">Russo</text:span><text:span text:style-name="T1_6"><text:s/></text:span><text:span text:style-name="T1_7">intro</text:span><text:span text:style-name="T1_8">&amp;</text:span><text:span text:style-name="T1_9">discussion</text:span></text:p>
      <text:p text:style-name="P2"><text:span text:style-name="T2_1">0700<text:tab/>-<text:tab/></text:span><text:span text:style-name="T2_2">Edits</text:span><text:span text:style-name="T2_3"><text:s/></text:span><text:span text:style-name="T2_4">Rodimon</text:span><text:span text:style-name="T2_5">,<text:s/></text:span><text:span text:style-name="T2_6">deleted</text:span><text:span text:style-name="T2_7"><text:s/></text:span><text:span text:style-name="T2_8">static</text:span><text:span text:style-name="T2_9"><text:s/></text:span><text:span text:style-name="T2_10">bits</text:span></text:p>
      <text:p text:style-name="P3"><text:span text:style-name="T3_1">0718<text:s/>-<text:s/></text:span><text:span text:style-name="T3_2">Edits</text:span><text:span text:style-name="T3_3"><text:s/></text:span><text:span text:style-name="T3_4">AL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